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817e2c"/>
    </style:style>
    <style:style style:name="P3" style:family="paragraph" style:parent-style-name="Normal">
      <style:text-properties style:font-name="Nimbus Mono L1" officeooo:paragraph-rsid="0084a43f"/>
    </style:style>
    <style:style style:name="P4" style:family="paragraph" style:parent-style-name="Normal">
      <style:text-properties style:font-name="Nimbus Mono L1" officeooo:paragraph-rsid="00861b81"/>
    </style:style>
    <style:style style:name="P5" style:family="paragraph" style:parent-style-name="Normal">
      <style:text-properties style:font-name="Nimbus Mono L1" fo:font-weight="bold" officeooo:rsid="008f50ed" officeooo:paragraph-rsid="008f50ed" style:font-weight-asian="bold" style:font-weight-complex="bold"/>
    </style:style>
    <style:style style:name="P6" style:family="paragraph" style:parent-style-name="Normal">
      <style:paragraph-properties fo:line-height="100%"/>
      <style:text-properties style:font-name="Nimbus Mono L1" fo:font-weight="bold" officeooo:rsid="008f50ed" officeooo:paragraph-rsid="008f50ed" style:font-weight-asian="bold" style:font-weight-complex="bold"/>
    </style:style>
    <style:style style:name="P7" style:family="paragraph" style:parent-style-name="Normal">
      <style:text-properties style:font-name="Nimbus Mono L1" officeooo:rsid="007f2cef" officeooo:paragraph-rsid="0084a43f"/>
    </style:style>
    <style:style style:name="P8" style:family="paragraph" style:parent-style-name="Character_20_name">
      <style:text-properties style:font-name="Nimbus Mono L1" officeooo:paragraph-rsid="0084a43f"/>
    </style:style>
    <style:style style:name="P9" style:family="paragraph" style:parent-style-name="Character_20_name">
      <style:text-properties style:font-name="Nimbus Mono L1" officeooo:paragraph-rsid="00861b81"/>
    </style:style>
    <style:style style:name="P10" style:family="paragraph" style:parent-style-name="Character_20_speech">
      <style:text-properties style:font-name="Nimbus Mono L1" officeooo:paragraph-rsid="0084a43f"/>
    </style:style>
    <style:style style:name="P11" style:family="paragraph" style:parent-style-name="Character_20_speech">
      <style:text-properties style:font-name="Nimbus Mono L1" officeooo:paragraph-rsid="00861b81"/>
    </style:style>
    <style:style style:name="P12" style:family="paragraph" style:parent-style-name="Remark">
      <style:text-properties style:font-name="Nimbus Mono L1" officeooo:paragraph-rsid="0084a43f"/>
    </style:style>
    <style:style style:name="P13" style:family="paragraph" style:parent-style-name="Remark">
      <style:text-properties style:font-name="Nimbus Mono L1" officeooo:paragraph-rsid="00861b81"/>
    </style:style>
    <style:style style:name="P14" style:family="paragraph" style:parent-style-name="Heading_20_2" style:list-style-name="">
      <style:text-properties style:font-name="Nimbus Mono L1" officeooo:paragraph-rsid="00893952"/>
    </style:style>
    <style:style style:name="T1" style:family="text">
      <style:text-properties officeooo:rsid="0084a43f"/>
    </style:style>
    <style:style style:name="T2" style:family="text">
      <style:text-properties officeooo:rsid="00861b81"/>
    </style:style>
    <style:style style:name="T3" style:family="text">
      <style:text-properties officeooo:rsid="008a84b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8bcdb1"/>
    </style:style>
    <style:style style:name="T6" style:family="text">
      <style:text-properties officeooo:rsid="00926bdb"/>
    </style:style>
    <style:style style:name="T7" style:family="text">
      <style:text-properties officeooo:rsid="00960c4a"/>
    </style:style>
    <style:style style:name="T8" style:family="text">
      <style:text-properties officeooo:rsid="0098af47"/>
    </style:style>
    <style:style style:name="T9" style:family="text">
      <style:text-properties officeooo:rsid="00992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7">ПЯТАЯ СЕРИЯ: </text:span>Встреча <text:span text:style-name="T1">в развалинах</text:span></text:h>
      <text:p text:style-name="P6">Встреча в развалинах</text:p>
      <text:p text:style-name="P3">НАТ. РАЗВАЛИНЫ ИССЛЕДОВАТЕЛЬСКОГО ЦЕНТРА ДВОР НОЧЬ <text:bookmark text:name="line-612"/></text:p>
      <text:p text:style-name="P3"><text:bookmark text:name="line-614"/><text:bookmark text:name="line-613"/>Дождь немного приутих. Луна то и дело выглядывает из-за быстро плывущих по небу облаков. Иван ещё спит в своей машине. <text:bookmark text:name="line-616"/><text:bookmark text:name="line-615"/></text:p>
      <text:p text:style-name="P3"><text:span text:style-name="T8">Внезапно,</text:span> лобовое стекло освещается светом чьих-то фар. Иван вздрагивает и просыпается, недоумённо озираясь вокруг. <text:bookmark text:name="line-618"/><text:bookmark text:name="line-617"/></text:p>
      <text:p text:style-name="P3">Во двор развалин въезжает трейлер, похожий на трейлер Храброго Назара. Трейлер разворачивается во дворе и останавливается. Из кабины спрыгивает на мокрую землю фигура в плаще. Это БАБА-ЯГА, но лицо её ни разу не будет показано <text:span text:style-name="T9">в этом эпизоде</text:span>. <text:bookmark text:name="line-620"/><text:bookmark text:name="line-619"/></text:p>
      <text:p text:style-name="P3">Машину Ивана, скрытую тенью под навесом, она похоже не заметила. Быстрыми шагами по грязи она направляется к воротам главного здания. Иван наблюдает. Когда она скрывается за воротами, он выскакивает из машины и следует за ней. <text:bookmark text:name="line-622"/><text:bookmark text:name="line-621"/></text:p>
      <text:p text:style-name="P3"><text:bookmark text:name="line-623"/>ИНТ. РАЗВАЛИНЫ ИССЛЕДОВАТЕЛЬСКОГО ЦЕНТРА ГЛАВНЫЙ ХОЛЛ НОЧЬ <text:bookmark text:name="line-624"/></text:p>
      <text:p text:style-name="P3"><text:bookmark text:name="line-626"/><text:bookmark text:name="line-625"/>Иван осторожно заходит внутрь. Осматривается, не зная куда же ему идти. Он подходит к большой двустворчатой двери. Створки двери приоткрыты. Иван стоит возле неё в нерешительности. Из-за ней доносится звук, как будто уронили что-то тяжёлое на каменный пол. Иван заходит внутрь и попадает в длинный тёмный коридор. В нём много дверей.<text:bookmark text:name="line-628"/><text:bookmark text:name="line-627"/></text:p>
      <text:p text:style-name="P3">Иван идёт через какие-то лаборатории, где видны остатки техники, агрегатов и компьютеров. Из за одной двери пробивается луч фонарика. Иван осторожно прокрадывается внутрь. </text:p>
      <text:p text:style-name="P3"><text:bookmark text:name="line-631"/>ИНТ. РАЗВАЛИНЫ ИССЛЕДОВАТЕЛЬСКОГО ЦЕНТРА ЛАБОРАТОРИЯ НОЧЬ <text:bookmark text:name="line-632"/></text:p>
      <text:p text:style-name="P3"><text:bookmark text:name="line-635"/><text:bookmark text:name="line-634"/><text:bookmark text:name="line-633"/>Комната, уставленная сооружениями, напоминающими шкафы - это компьютерные системы. В стены вмонтированы вентиляторы, в помещении парочка рабочих столов. По краям комнаты стоят стенды с образцами механических рук и ещё какой-то техники. <text:bookmark text:name="line-637"/><text:bookmark text:name="line-636"/></text:p>
      <text:p text:style-name="P3">Иван осторожно прокрадывается внутрь, озираясь. Свет фонарика пляшет где-то за шкафами. Иван случайно задевает лежащую на столе треснувшую рамку с фотографией. Она летит на пол, но Иван успевает перехватить её в воздухе. <text:bookmark text:name="line-639"/><text:bookmark text:name="line-638"/></text:p>
      <text:p text:style-name="P3"><text:soft-page-break/>Иван смотрит на фотографию. На ней изображены две улыбающиеся девушки, сидящие за столом по-видимому в этом кабинете, а за их спинами, положив им руки на плечи стоит девушка постарше с белыми волосами в халате (это Баба-Яга в молодости). <text:bookmark text:name="line-641"/><text:bookmark text:name="line-640"/></text:p>
      <text:p text:style-name="P3">Иван <text:span text:style-name="T3">аккуратно </text:span>кладёт фотографию обратно на стол и прячется за одним из "шкафов", наблюдая за фигурой в плаще, которая по-видимому только что выворотила из одного самого большого шкафа ёмкость, похожую на цистерну, внутри которой что-то булькает. На цистерне большой цилиндрический «замок». Баба-Яга внимательно изучает цистерну. Кашляет. Иван из-за угла внимательно смотрит на неё. Баба-Яга вдруг резко поднимает голову, словно почувствовав на себе взгляд.<text:bookmark text:name="line-643"/><text:bookmark text:name="line-642"/></text:p>
      <text:p text:style-name="P3">Иван стоит, спрятавшись за углом, вне поля её зрения. Он не уверен, удалось ли ему вовремя спрятаться или нет. До него доносится шорох и звук шагов, направляющихся к нему. Потом вдруг наступает полная тишина. Иван выжидает. Потом осторожно пытается выглянуть из-за угла. В этот момент у него за спиной из тени вырисовывается силуэт Бабы-Яги и она захватывает его за шею. <text:bookmark text:name="line-645"/><text:bookmark text:name="line-644"/></text:p>
      <text:p text:style-name="P3">Иван хрипит, выворачивается и пытается отскочить, оттолкнув Бабу-Ягу в сторону, но та ставит ему подножку и Иван с грохотом летит в кучу обломков. Иван тут же разворачивается, чтобы встать, но лезвие меча Бабы-Яги (оооочень похожее на меч Марьи Моревны!) уже находится у его лица. Тут же в глаза ему ударяет свет фонаря.<text:bookmark text:name="line-647"/><text:bookmark text:name="line-646"/></text:p>
      <text:p text:style-name="P3">Иван пытается закрыться рукой от света. Баба-Яга, разглядев Ивана как следует, убирает меч в ножны и протягивает ему руку. Иван с недоверием смотрит на фигуру в плаще. </text:p>
      <text:p text:style-name="P5">Совещание</text:p>
      <text:p text:style-name="P4"><text:bookmark text:name="line-481"/>ИНТ. КОМАНДНЫЙ ЦЕНТР ДЕНЬ</text:p>
      <text:p text:style-name="P4"><text:bookmark text:name="line-484"/><text:bookmark text:name="line-483"/>Роскошное помещение с высокими окнами и длинным столом. Во главе стола сидит президент ОРОШАЙ ПОЛИВАЕВИЧ. За столом сидят Генерал, МИНИСТР ФИНАНСОВ, СОВЕТНИК, МИНИСТР ПО НАУКЕ, МИНИСТР ЗДРАВООХРАНЕНИЯ, МИНИСТР КУЛЬТУРЫ. Лицо Генерала всё в нашлёпках из пластыря. Вообще все присутствующие напоминают пациентов психбольницы - огромные мешки под глазами, тик, трясущиеся руки, трясущиеся губы, бегающий взгляд. </text:p>
      <text:p text:style-name="P4">На столе разбросаны фотографии Кощея Бессмертного летящего с телом Марьи Моревны на плече. </text:p>
      <text:p text:style-name="P4">За спиной президента стоит церковный хор. </text:p>
      <text:p text:style-name="P9"><text:soft-page-break/>СОВЕТНИК</text:p>
      <text:p text:style-name="P11">Ну и что вы теперь предлагаете делать? В сложившейся ситуации... <text:bookmark text:name="line-492"/><text:bookmark text:name="line-491"/></text:p>
      <text:p text:style-name="P9">ГЕНЕРАЛ</text:p>
      <text:p text:style-name="P11">Повторяю, что без воздушной техники любые наши действия обречены на провал. <text:bookmark text:name="line-494"/><text:bookmark text:name="line-493"/></text:p>
      <text:p text:style-name="P9">МИНИСТР ФИНАНСОВ</text:p>
      <text:p text:style-name="P11">Генерал, <text:span text:style-name="T2">признайтесь, вам просто</text:span> нравится воевать. <text:span text:style-name="T2">В</text:span>ы представляете сколько обходится государству каждый вертолёт? Я боюсь даже вспоминать, чем закончилось последнее столкновение нашей бронетехники с Марьей Моревной.<text:bookmark text:name="line-496"/><text:bookmark text:name="line-495"/></text:p>
      <text:p text:style-name="P9">ГЕНЕРАЛ</text:p>
      <text:p text:style-name="P11">Повторяю, это была оплошность пилота! <text:bookmark text:name="line-498"/><text:bookmark text:name="line-497"/></text:p>
      <text:p text:style-name="P9">МИНИСТР ФИНАНСОВ</text:p>
      <text:p text:style-name="P13">(саркастически)</text:p>
      <text:p text:style-name="P11">Конечно, и легендарная атака на исследовательский центр была ошибкой пилота!</text:p>
      <text:p text:style-name="P9"><text:bookmark text:name="line-500"/><text:bookmark text:name="line-499"/>МИНИСТР ПО НАУКЕ</text:p>
      <text:p text:style-name="P13">(на фоне, с отвращением)</text:p>
      <text:p text:style-name="P11">Ой!</text:p>
      <text:p text:style-name="P9">МИНИСТР ЗДРАВООХРАНЕНИЯ</text:p>
      <text:p text:style-name="P13">(на фоне, одновременно)</text:p>
      <text:p text:style-name="P11">Не упоминайте!</text:p>
      <text:p text:style-name="P9">ГЕНЕРАЛ</text:p>
      <text:p text:style-name="P13">(перекрывая своим голосом голоса на фоне)</text:p>
      <text:p text:style-name="P11">Если бы наш уважаемый министр</text:p>
      <text:p text:style-name="P13">(указывает в сторону министра по науке)</text:p>
      <text:p text:style-name="P11">сразу отрапортовал об инциденте с Ягой, мы бы не просто отстранили, а упрятали её куда надо и тогда... <text:bookmark text:name="line-502"/><text:bookmark text:name="line-501"/></text:p>
      <text:p text:style-name="P9">МИНИСТР ПО НАУКЕ</text:p>
      <text:p text:style-name="P11"><text:soft-page-break/>Яга была выдающимся специалистом. Возможность подобного инцидента была бы полностью исключена и <text:span text:style-name="T3">проект</text:span> был <text:span text:style-name="T3">бы</text:span> завершён, если бы в то время осуществлялся надлежащий контроль за преступными бандами<text:bookmark text:name="line-504"/><text:bookmark text:name="line-503"/>.</text:p>
      <text:p text:style-name="P9">ГЕНЕРАЛ</text:p>
      <text:p text:style-name="P11">Я делаю всё что в моих силах, но мне не хватает людей. Если бы мне раньше предоставили вертолёты, мы покончили бы с Марьей Моревной и всем этим фарсом. <text:bookmark text:name="line-506"/><text:bookmark text:name="line-505"/></text:p>
      <text:p text:style-name="P9">МИНИСТР ФИНАНСОВ</text:p>
      <text:p text:style-name="P11">Я вполне понимаю ваше желание собственноручно уничтожить Марью Моревну. Ведь именно вы метили в "носителя смерти". <text:bookmark text:name="line-508"/><text:bookmark text:name="line-507"/></text:p>
      <text:p text:style-name="P9">ГЕНЕРАЛ</text:p>
      <text:p text:style-name="P13">(выходит из себя, бъёт кулаком по столу)</text:p>
      <text:p text:style-name="P11">Это серъёзное обвинение! <text:bookmark text:name="line-510"/><text:bookmark text:name="line-509"/></text:p>
      <text:p text:style-name="P9">СОВЕТНИК</text:p>
      <text:p text:style-name="P11">Вы должны быть благодарны, что мы прислали вам подмогу во время прошлого инцидента. <text:bookmark text:name="line-512"/><text:bookmark text:name="line-511"/></text:p>
      <text:p text:style-name="P9">ГЕНЕРАЛ</text:p>
      <text:p text:style-name="P11">Что же так поздно? Впору было присылать <text:span text:style-name="T4">медицинские</text:span> вертолёты! <text:bookmark text:name="line-514"/><text:bookmark text:name="line-513"/></text:p>
      <text:p text:style-name="P9">МИНИСТР ЗДРАВООХРАНЕНИЯ</text:p>
      <text:p text:style-name="P13">(проснувшись) </text:p>
      <text:p text:style-name="P11">Мы бы разумеется прислали вам медицинские вертолёты, но, как вы помните, бюджет нам урезали и мы не в состоянии сделать даже один вылет! <text:bookmark text:name="line-516"/><text:bookmark text:name="line-515"/></text:p>
      <text:p text:style-name="P4">Все начинают говорить одновременно, поднимается гвалт. <text:bookmark text:name="line-518"/><text:bookmark text:name="line-517"/></text:p>
      <text:p text:style-name="P9">СОВЕТНИК</text:p>
      <text:p text:style-name="P11">Именно поэтому министр прилетел на личном самолёте. <text:bookmark text:name="line-520"/><text:bookmark text:name="line-519"/></text:p>
      <text:p text:style-name="P9"><text:soft-page-break/>МИНИСТР ФИНАНСОВ</text:p>
      <text:p text:style-name="P11">Мы вынуждены были сделать это, чтобы финансировать проект царского храма. <text:bookmark text:name="line-522"/><text:bookmark text:name="line-521"/></text:p>
      <text:p text:style-name="P9">МИНИСТР ЗДРАВООХРАНЕНИЯ</text:p>
      <text:p text:style-name="P11">Я как никто другой пекусь о здоровье президента! <text:bookmark text:name="line-524"/><text:bookmark text:name="line-523"/></text:p>
      <text:p text:style-name="P9">ГЕНЕРАЛ</text:p>
      <text:p text:style-name="P11">Где же этот храм? Деньги выделялись <text:span text:style-name="T3">трижды</text:span>!<text:bookmark text:name="line-526"/><text:bookmark text:name="line-525"/></text:p>
      <text:p text:style-name="P9">МИНИСТР КУЛЬТУРЫ</text:p>
      <text:p text:style-name="P11">Да, народу нужна вера, люди должны чем-то заниматься! <text:bookmark text:name="line-528"/><text:bookmark text:name="line-527"/></text:p>
      <text:p text:style-name="P4">Президент в ярости бъёт кулаком по столу. <text:bookmark text:name="line-530"/><text:bookmark text:name="line-529"/></text:p>
      <text:p text:style-name="P9">ОРОШАЙ ПОЛИВАЕВИЧ</text:p>
      <text:p text:style-name="P11">Достаточно! <text:bookmark text:name="line-532"/><text:bookmark text:name="line-531"/></text:p>
      <text:p text:style-name="P4">Воцаряется тишина. <text:bookmark text:name="line-534"/><text:bookmark text:name="line-533"/></text:p>
      <text:p text:style-name="P9">ОРОШАЙ ПОЛИВАЕВИЧ</text:p>
      <text:p text:style-name="P11">Мы знаем расположение, мы знаем условия. У нас по прежнему в руках все карты. Используйте вертолёты, чтобы нанести удар. <text:bookmark text:name="line-536"/><text:bookmark text:name="line-535"/></text:p>
      <text:p text:style-name="P4">Генерал победоносно смотрит на Министра финансов.<text:bookmark text:name="line-541"/><text:bookmark text:name="line-542"/></text:p>
      <text:p text:style-name="P9">ОРОШАЙ ПОЛИВАЕВИЧ</text:p>
      <text:p text:style-name="P13">(проводит ладонью по потному лбу) </text:p>
      <text:p text:style-name="P11">Я устал, к тому же мне нельзя пропускать обед. </text:p>
      <text:p text:style-name="P9"><text:bookmark text:name="line-544"/><text:bookmark text:name="line-543"/>ЦЕРКОВНЫЙ ХОР</text:p>
      <text:p text:style-name="P11">О, пресветлый президент,</text:p>
      <text:p text:style-name="P11"><text:bookmark text:name="line-548"/>Господь храни тебя,</text:p>
      <text:p text:style-name="P11"><text:bookmark text:name="line-549"/>Твою семью, друзей, родных.</text:p>
      <text:p text:style-name="P11"><text:bookmark text:name="line-550"/>Храни, господь, царя!</text:p>
      <text:p text:style-name="P4"><text:bookmark text:name="line-663"/><text:bookmark text:name="line-662"/>Под звуки их голосов с блаженной улыбкой на лице Орошай Поливаевич удаляется из зала.</text:p>
      <text:p text:style-name="P5">Карта</text:p>
      <text:p text:style-name="P3"><text:bookmark text:name="line-666"/><text:soft-page-break/>ИНТ. РАЗВАЛИНЫ ИССЛЕДОВАТЕЛЬСКОГО ЦЕНТРА ЛАБОРАТОРИЯ НОЧЬ <text:bookmark text:name="line-667"/></text:p>
      <text:p text:style-name="P3"><text:bookmark text:name="line-669"/><text:bookmark text:name="line-668"/>Баба-Яга сидит возле своей цистерны и раскручивает её замок. Кашляет. Иван сидит на полу неподалёку, прислонившись спиной к стене и обхватив колени руками. Баба-Яга достаёт емкость и наполняет её из цистерны серебристой жидкостью.</text:p>
      <text:p text:style-name="P8"><text:bookmark text:name="line-6732"/><text:bookmark text:name="line-6722"/>БАБА-ЯГА</text:p>
      <text:p text:style-name="P12">(рассеянно)</text:p>
      <text:p text:style-name="P10">...Нет, я не видела никаких роботов здесь поблизости.</text:p>
      <text:p text:style-name="P12">(подсоединяет к ёмкости два провода и жидкость в ёмкости мгновенно затвердевает, приобретая причудливую форму)</text:p>
      <text:p text:style-name="P10">Как он выглядит? Кто им управляет?</text:p>
      <text:p text:style-name="P12">(вынимает из ёмкости получившийся предмет и подносит к глазам)</text:p>
      <text:p text:style-name="P8">ИВАН</text:p>
      <text:p text:style-name="P10">Никто...</text:p>
      <text:p text:style-name="P8"><text:bookmark text:name="line-6733"/><text:bookmark text:name="line-6723"/>БАБА-ЯГА</text:p>
      <text:p text:style-name="P12">(встревоженно поднимает голову, роняет предмет на пол)</text:p>
      <text:p text:style-name="P10">Никто?</text:p>
      <text:p text:style-name="P8">ИВАН</text:p>
      <text:p text:style-name="P12">(не обратив внимание на её реакцию)</text:p>
      <text:p text:style-name="P10">Мне так показалось — он сам разговаривал и...</text:p>
      <text:p text:style-name="P8"><text:bookmark text:name="line-673"/><text:bookmark text:name="line-672"/>БАБА-ЯГА</text:p>
      <text:p text:style-name="P12">(в шоке смотрит на Ивана)</text:p>
      <text:p text:style-name="P10">Выходит, он всё-таки...</text:p>
      <text:p text:style-name="P8">ИВАН</text:p>
      <text:p text:style-name="P10">Он?</text:p>
      <text:p text:style-name="P8"><text:bookmark text:name="line-6731"/><text:bookmark text:name="line-6721"/>БАБА-ЯГА</text:p>
      <text:p text:style-name="P10">Тот робот, которого ты ищешь, Кощеем зовётся. Ох, тёмные времена будут нынче.</text:p>
      <text:p text:style-name="P12">(поднимается)</text:p>
      <text:p text:style-name="P8"><text:soft-page-break/>ИВАН</text:p>
      <text:p text:style-name="P10">Постой, ты знаешь что-то?</text:p>
      <text:p text:style-name="P8"><text:bookmark text:name="line-67311"/><text:bookmark text:name="line-67211"/>БАБА-ЯГА</text:p>
      <text:p text:style-name="P12">(берётся за поручень цистерны)</text:p>
      <text:p text:style-name="P10">Иди домой, добрый молодец, у меня мало времени.</text:p>
      <text:p text:style-name="P8">ИВАН</text:p>
      <text:p text:style-name="P12">(взволнованно)</text:p>
      <text:p text:style-name="P10">Постой, скажи где мне его найти!</text:p>
      <text:p text:style-name="P8"><text:bookmark text:name="line-673111"/><text:bookmark text:name="line-672111"/>БАБА-ЯГА</text:p>
      <text:p text:style-name="P12">(пытается волочь цистерну по полу, но ей это явно не по силам)</text:p>
      <text:p text:style-name="P10">Тебе незачем знать это.</text:p>
      <text:p text:style-name="P12">(кашляет)</text:p>
      <text:p text:style-name="P10">Не ищи своей смерти.</text:p>
      <text:p text:style-name="P8">ИВАН</text:p>
      <text:p text:style-name="P12">(подбегает к ней, умоляюще)</text:p>
      <text:p text:style-name="P10">Пожалуйста! Скажи! Это для меня очень, очень важно!</text:p>
      <text:p text:style-name="P8"><text:bookmark text:name="line-6731111"/><text:bookmark text:name="line-6721111"/>БАБА-ЯГА</text:p>
      <text:p text:style-name="P12">(пристально смотрит на него)</text:p>
      <text:p text:style-name="P10">Так значит ты...</text:p>
      <text:p text:style-name="P12">(пауза)</text:p>
      <text:p text:style-name="P10">Помоги мне, добрый молодец, и я покажу тебе.<text:bookmark text:name="line-683"/><text:bookmark text:name="line-682"/></text:p>
      <text:p text:style-name="P3"><text:bookmark text:name="line-684"/>НАТ. РАЗВАЛИНЫ ИССЛЕДОВАТЕЛЬСКОГО ЦЕНТРА ДВОР НОЧЬ <text:bookmark text:name="line-685"/></text:p>
      <text:p text:style-name="P3"><text:bookmark text:name="line-687"/><text:bookmark text:name="line-686"/>Иван и Баба-Яга вдвоём заносят цистерну в трейлер. Баба-Яга залазит в кабину. Баба-Яга высовывается из кабины с картой. <text:bookmark text:name="line-689"/><text:bookmark text:name="line-688"/></text:p>
      <text:p text:style-name="P8">БАБА-ЯГА</text:p>
      <text:p text:style-name="P10">Вот. Возьми. Замок Кощея <text:span text:style-name="T5">в самом центре</text:span>. Здесь путь к нему.</text:p>
      <text:p text:style-name="P12">(тыкает пальцем в точку на карте)<text:bookmark text:name="line-691"/><text:bookmark text:name="line-690"/></text:p>
      <text:p text:style-name="P8">ИВАН</text:p>
      <text:p text:style-name="P12">(берёт карту)</text:p>
      <text:p text:style-name="P10">Спасибо.<text:bookmark text:name="line-693"/><text:bookmark text:name="line-692"/></text:p>
      <text:p text:style-name="P8"><text:soft-page-break/>БАБА-ЯГА</text:p>
      <text:p text:style-name="P10">Удачи тебе, добрый молодец.</text:p>
      <text:p text:style-name="P7">Трейлер Бабы-Яги скрывается в ночи. </text:p>
      <text:p text:style-name="P2">КОНЕЦ <text:span text:style-name="T6">5</text:span>-ГО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cm" style:auto-text-indent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8-06-09T16:03:38.119587437</dc:date>
    <meta:editing-duration>PT23H40M39S</meta:editing-duration>
    <meta:editing-cycles>132</meta:editing-cycles>
    <meta:generator>LibreOffice/5.1.4.2$Linux_X86_64 LibreOffice_project/10m0$Build-2</meta:generator>
    <meta:print-date>2015-02-02T14:22:45.391057692</meta:print-date>
    <meta:document-statistic meta:table-count="0" meta:image-count="0" meta:object-count="0" meta:page-count="8" meta:paragraph-count="147" meta:word-count="1255" meta:character-count="8508" meta:non-whitespace-character-count="7357"/>
  </office:meta>
</office:document-meta>
</file>